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outline1">
      <style:graphic-properties fo:min-height="10.413cm"/>
    </style:style>
    <style:style style:name="pr5" style:family="presentation" style:parent-style-name="默认-title">
      <style:graphic-properties draw:auto-grow-height="true" fo:min-height="2.629cm"/>
    </style:style>
    <style:style style:name="pr6" style:family="presentation" style:parent-style-name="默认-title">
      <style:graphic-properties draw:textarea-vertical-align="middle" draw:auto-grow-height="true" fo:min-height="2.629cm"/>
    </style:style>
    <style:style style:name="pr7" style:family="presentation" style:parent-style-name="默认-outline1">
      <style:graphic-properties fo:min-height="8.88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text-properties style:font-size-asian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微信公众号接口开发和小程序开发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自我介绍以及当前进展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关于我</text:p>
          </draw:text-box>
        </draw:frame>
        <draw:frame presentation:style-name="pr4" draw:layer="layout" svg:width="25.199cm" svg:height="10.663cm" svg:x="1.4cm" svg:y="3.685cm" presentation:class="outline">
          <draw:text-box>
            <text:list text:style-name="L2">
              <text:list-item>
                <text:p>本人擅长领域：</text:p>
                <text:list>
                  <text:list-item>
                    <text:p>Linux</text:p>
                  </text:list-item>
                  <text:list-item>
                    <text:p>LNMP架构</text:p>
                  </text:list-item>
                  <text:list-item>
                    <text:p>Linux C系统编程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 text:style-name="P4">当前进展</text:p>
          </draw:text-box>
        </draw:frame>
        <draw:frame presentation:style-name="pr4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为本课程准备了一个简单的框架：不完美、不完善、但能用、简单、支持中间件。</text:p>
              </text:list-item>
              <text:list-item>
                <text:p>一个简单的http客户端库：</text:p>
                <text:list>
                  <text:list-header>
                    <text:p>ant-http</text:p>
                  </text:list-header>
                </text:list>
              </text:list-item>
              <text:list-item>
                <text:p>正在测试使用async、await实现的框架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 presentation:user-transformed="true">
          <draw:text-box>
            <text:p text:style-name="P4">为何要自己写一个框架</text:p>
          </draw:text-box>
        </draw:frame>
        <draw:frame presentation:style-name="pr7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研究学习+教学。</text:p>
              </text:list-item>
              <text:list-item>
                <text:p>有一些想法需要实践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学习交流</text:p>
          </draw:text-box>
        </draw:frame>
        <draw:frame presentation:style-name="pr4" draw:layer="layout" svg:width="24cm" svg:height="10.663cm" svg:x="1.4cm" svg:y="3.685cm" presentation:class="outline" presentation:user-transformed="true">
          <draw:text-box>
            <text:list text:style-name="L2">
              <text:list-item>
                <text:p>稍后开发经过以及代码会发布，同学们有兴趣的可以看看。</text:p>
              </text:list-item>
              <text:list-item>
                <text:p>关于开发中存在的问题，欢迎指正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 text:style-name="P4">技术选择</text:p>
          </draw:text-box>
        </draw:frame>
        <draw:frame presentation:style-name="pr4" draw:layer="layout" svg:width="25.199cm" svg:height="10.663cm" svg:x="1.4cm" svg:y="3.685cm" presentation:class="outline">
          <draw:text-box>
            <text:list text:style-name="L2">
              <text:list-item>
                <text:p>可以选择express、fastify等流行框架。</text:p>
              </text:list-item>
              <text:list-item>
                <text:p>同学们自己实现的框架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10.66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6:56:33.035510476</meta:creation-date>
    <dc:date>2019-02-25T13:14:08.466265782</dc:date>
    <meta:editing-duration>PT14H52M22S</meta:editing-duration>
    <meta:editing-cycles>97</meta:editing-cycles>
    <meta:generator>LibreOffice/6.0.7.3$Linux_X86_64 LibreOffice_project/00m0$Build-3</meta:generator>
    <meta:document-statistic meta:object-count="45"/>
  </office:meta>
</office:document-meta>
</file>